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68"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69" style:family="paragraph" style:parent-style-name="Standard" style:list-style-name="L6">
      <style:text-properties officeooo:paragraph-rsid="02b6ded6"/>
    </style:style>
    <style:style style:name="P70"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1"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2"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3"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4"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5" style:family="paragraph" style:parent-style-name="Standard" style:list-style-name="L6">
      <style:text-properties fo:font-size="13pt" fo:font-weight="bold" officeooo:rsid="02b6ded6" officeooo:paragraph-rsid="02b8a422" style:font-size-asian="13pt" style:font-weight-asian="bold" style:font-size-complex="13pt" style:font-weight-complex="bold"/>
    </style:style>
    <style:style style:name="P76" style:family="paragraph" style:parent-style-name="Standard" style:list-style-name="L6">
      <style:text-properties fo:font-size="12pt" fo:font-weight="bold" officeooo:rsid="02b6ded6" officeooo:paragraph-rsid="02b8a422" style:font-size-asian="12pt" style:font-weight-asian="bold" style:font-size-complex="12pt" style:font-weight-complex="bold"/>
    </style:style>
    <style:style style:name="P77"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78"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79"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80"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81"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82"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83"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84" style:family="paragraph" style:parent-style-name="Standard">
      <style:paragraph-properties fo:margin-top="0cm" fo:margin-bottom="0.212cm" style:contextual-spacing="false"/>
      <style:text-properties officeooo:paragraph-rsid="01a49d51"/>
    </style:style>
    <style:style style:name="P85"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86" style:family="paragraph" style:parent-style-name="Text_20_body">
      <style:paragraph-properties fo:text-align="start" style:justify-single-word="false"/>
      <style:text-properties officeooo:paragraph-rsid="001756f7"/>
    </style:style>
    <style:style style:name="P87" style:family="paragraph" style:parent-style-name="Text_20_body">
      <style:text-properties officeooo:rsid="02e82a24" officeooo:paragraph-rsid="001756f7" style:font-size-asian="12pt"/>
    </style:style>
    <style:style style:name="P88"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89"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90"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91"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92"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93"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4"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95" style:family="paragraph" style:parent-style-name="Text_20_body">
      <style:text-properties officeooo:rsid="02e82a24" officeooo:paragraph-rsid="00bb0ca2" style:font-size-asian="12pt"/>
    </style:style>
    <style:style style:name="P96" style:family="paragraph" style:parent-style-name="Text_20_body">
      <style:text-properties fo:font-weight="bold" officeooo:rsid="0264fa82" officeooo:paragraph-rsid="0264fa82" style:font-size-asian="12pt" style:font-weight-asian="bold" style:font-weight-complex="bold"/>
    </style:style>
    <style:style style:name="P97" style:family="paragraph" style:parent-style-name="Text_20_body">
      <style:text-properties fo:font-weight="normal" officeooo:rsid="0264fa82" officeooo:paragraph-rsid="0264fa82" style:font-size-asian="12pt" style:font-weight-asian="normal" style:font-weight-complex="normal"/>
    </style:style>
    <style:style style:name="P98" style:family="paragraph" style:parent-style-name="Text_20_body">
      <style:text-properties fo:font-weight="bold" officeooo:rsid="0283391a" officeooo:paragraph-rsid="0283391a" style:font-size-asian="12pt" style:font-weight-asian="bold" style:font-weight-complex="bold"/>
    </style:style>
    <style:style style:name="P99"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00"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01"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02"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03"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4"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05"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06"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07"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08"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09"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10"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11"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12"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13"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4"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15"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16"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17"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18"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19"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P120" style:family="paragraph" style:parent-style-name="Standard">
      <style:text-properties fo:font-size="13pt" fo:font-style="normal" fo:font-weight="normal" officeooo:rsid="020cbb82" officeooo:paragraph-rsid="020ac8f5" style:font-size-asian="11.3500003814697pt" style:font-style-asian="normal" style:font-weight-asian="normal" style:font-size-complex="13pt" style:font-style-complex="normal"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a8e7fd"/>
    </style:style>
    <style:style style:name="T204" style:family="text">
      <style:text-properties officeooo:rsid="02a8fdd1"/>
    </style:style>
    <style:style style:name="T205" style:family="text">
      <style:text-properties officeooo:rsid="02ac66a9"/>
    </style:style>
    <style:style style:name="T206" style:family="text">
      <style:text-properties officeooo:rsid="02aa7089"/>
    </style:style>
    <style:style style:name="T207" style:family="text">
      <style:text-properties officeooo:rsid="02adf6e2"/>
    </style:style>
    <style:style style:name="T208" style:family="text">
      <style:text-properties officeooo:rsid="02b06b07"/>
    </style:style>
    <style:style style:name="T209" style:family="text">
      <style:text-properties officeooo:rsid="02b27cac"/>
    </style:style>
    <style:style style:name="T210" style:family="text">
      <style:text-properties officeooo:rsid="02afe72a"/>
    </style:style>
    <style:style style:name="T211" style:family="text">
      <style:text-properties officeooo:rsid="0298b078"/>
    </style:style>
    <style:style style:name="T212" style:family="text">
      <style:text-properties officeooo:rsid="02992126"/>
    </style:style>
    <style:style style:name="T213" style:family="text">
      <style:text-properties officeooo:rsid="02a0e91d"/>
    </style:style>
    <style:style style:name="T214" style:family="text">
      <style:text-properties officeooo:rsid="029aafe2"/>
    </style:style>
    <style:style style:name="T215" style:family="text">
      <style:text-properties officeooo:rsid="029d2773"/>
    </style:style>
    <style:style style:name="T216" style:family="text">
      <style:text-properties officeooo:rsid="02a203c2"/>
    </style:style>
    <style:style style:name="T217" style:family="text">
      <style:text-properties officeooo:rsid="02a719ea"/>
    </style:style>
    <style:style style:name="T218" style:family="text">
      <style:text-properties officeooo:rsid="028270bf"/>
    </style:style>
    <style:style style:name="T219" style:family="text">
      <style:text-properties fo:font-weight="normal" officeooo:rsid="028270bf" style:font-weight-asian="normal" style:font-weight-complex="normal"/>
    </style:style>
    <style:style style:name="T220" style:family="text">
      <style:text-properties officeooo:rsid="02b8a422"/>
    </style:style>
    <style:style style:name="T221" style:family="text">
      <style:text-properties officeooo:rsid="02bbf9e8"/>
    </style:style>
    <style:style style:name="T222" style:family="text">
      <style:text-properties officeooo:rsid="02ca647f"/>
    </style:style>
    <style:style style:name="T223" style:family="text">
      <style:text-properties officeooo:rsid="02c54bf9"/>
    </style:style>
    <style:style style:name="T224" style:family="text">
      <style:text-properties officeooo:rsid="02c58724"/>
    </style:style>
    <style:style style:name="T225" style:family="text">
      <style:text-properties officeooo:rsid="02c6cb07"/>
    </style:style>
    <style:style style:name="T226" style:family="text">
      <style:text-properties officeooo:rsid="02cae3be"/>
    </style:style>
    <style:style style:name="T227" style:family="text">
      <style:text-properties fo:font-size="12pt" fo:font-weight="bold" officeooo:rsid="0426cbc9" style:font-size-asian="12pt" style:font-weight-asian="bold" style:font-size-complex="12pt" style:font-weight-complex="bold"/>
    </style:style>
    <style:style style:name="T228" style:family="text">
      <style:text-properties fo:font-size="12pt" fo:font-weight="bold" officeooo:rsid="02e82a24" style:font-size-asian="12pt" style:font-weight-asian="bold" style:font-size-complex="12pt" style:font-weight-complex="bold"/>
    </style:style>
    <style:style style:name="T229" style:family="text">
      <style:text-properties fo:font-size="12pt" fo:font-weight="normal" officeooo:rsid="02e82a24" style:font-size-asian="12pt" style:font-weight-asian="normal" style:font-size-complex="12pt" style:font-weight-complex="normal"/>
    </style:style>
    <style:style style:name="T230" style:family="text">
      <style:text-properties fo:font-size="12pt" fo:font-weight="normal" officeooo:rsid="038dd9cf" style:font-size-asian="12pt" style:font-weight-asian="normal" style:font-size-complex="12pt" style:font-weight-complex="normal"/>
    </style:style>
    <style:style style:name="T231" style:family="text">
      <style:text-properties fo:font-size="12pt" fo:font-weight="normal" officeooo:rsid="0026d4d6" style:font-size-asian="12pt" style:font-weight-asian="normal" style:font-size-complex="12pt" style:font-weight-complex="normal"/>
    </style:style>
    <style:style style:name="T232" style:family="text">
      <style:text-properties officeooo:rsid="038d9d4d"/>
    </style:style>
    <style:style style:name="T233" style:family="text">
      <style:text-properties officeooo:rsid="038dd9cf"/>
    </style:style>
    <style:style style:name="T234" style:family="text">
      <style:text-properties officeooo:rsid="0025668c"/>
    </style:style>
    <style:style style:name="T235" style:family="text">
      <style:text-properties fo:font-weight="normal" style:font-weight-asian="normal" style:font-weight-complex="normal"/>
    </style:style>
    <style:style style:name="T236" style:family="text">
      <style:text-properties fo:font-style="italic" fo:font-weight="normal" style:font-style-asian="italic" style:font-weight-asian="normal" style:font-style-complex="italic" style:font-weight-complex="normal"/>
    </style:style>
    <style:style style:name="T237" style:family="text">
      <style:text-properties fo:font-weight="normal" officeooo:rsid="01e97238" style:font-weight-asian="normal" style:font-weight-complex="normal"/>
    </style:style>
    <style:style style:name="T238" style:family="text">
      <style:text-properties fo:font-weight="bold" style:font-weight-asian="bold" style:font-weight-complex="bold"/>
    </style:style>
    <style:style style:name="T239" style:family="text">
      <style:text-properties fo:font-style="normal" fo:font-weight="normal" style:font-style-asian="normal" style:font-weight-asian="normal" style:font-style-complex="normal" style:font-weight-complex="normal"/>
    </style:style>
    <style:style style:name="T240" style:family="text">
      <style:text-properties fo:font-style="normal" fo:font-weight="bold" style:font-style-asian="normal" style:font-weight-asian="bold" style:font-style-complex="normal" style:font-weight-complex="bold"/>
    </style:style>
    <style:style style:name="T241" style:family="text">
      <style:text-properties fo:font-style="normal" style:font-style-asian="normal" style:font-style-complex="normal"/>
    </style:style>
    <style:style style:name="T242" style:family="text">
      <style:text-properties officeooo:rsid="00bb3130"/>
    </style:style>
    <style:style style:name="T243" style:family="text">
      <style:text-properties officeooo:rsid="00bc8fae"/>
    </style:style>
    <style:style style:name="T244" style:family="text">
      <style:text-properties officeooo:rsid="026b9f6d"/>
    </style:style>
    <style:style style:name="T245" style:family="text">
      <style:text-properties fo:font-style="normal" fo:font-weight="normal" officeooo:rsid="0266cacd" style:font-style-asian="normal" style:font-weight-asian="normal" style:font-style-complex="normal" style:font-weight-complex="normal"/>
    </style:style>
    <style:style style:name="T246" style:family="text">
      <style:text-properties officeooo:rsid="021c40b7"/>
    </style:style>
    <style:style style:name="T247" style:family="text">
      <style:text-properties fo:font-style="italic" fo:font-weight="normal" officeooo:rsid="020764ba" style:font-style-asian="italic" style:font-weight-asian="normal" style:font-style-complex="italic" style:font-weight-complex="normal"/>
    </style:style>
    <style:style style:name="T248"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xml:id="list3482318340" text:style-name="L6">
        <text:list-item>
          <text:p text:style-name="P66">Incident Response Plan</text:p>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
                    <text:list-item>
                      <text:p text:style-name="P70">This is the most severe level, reserved for <text:span text:style-name="T202">significant</text:span> incidents that affect a large number of users. <text:span text:style-name="T203">Such incidents may include the server being rendered inoperable through the aforementioned mechanisms, or </text:span><text:span text:style-name="T204">a severe personal data breach.</text:span></text:p>
                    </text:list-item>
                    <text:list-item>
                      <text:p text:style-name="P70">This level describes a<text:span text:style-name="T202">n</text:span> incident <text:span text:style-name="T202">that causes errors, minor problems for users, or a heavy system load. </text:span><text:span text:style-name="T205">Such incidents include</text:span><text:span text:style-name="T206"> inaccurate geospatial positioning, high latency, </text:span><text:span text:style-name="T207">or </text:span><text:span text:style-name="T208">inaccurate information being displayed by the application.</text:span><text:span text:style-name="T207"> <text:s/></text:span></text:p>
                    </text:list-item>
                    <text:list-item>
                      <text:p text:style-name="P71">Low severity level incident that causes minor problems or bugs in the system. <text:s/><text:span text:style-name="T206">Those incidents </text:span><text:span text:style-name="T209">mostly</text:span><text:span text:style-name="T206"> include graphic bugs in the application </text:span><text:span text:style-name="T210">or the web interface.</text:span></text:p>
                    </text:list-item>
                  </text:list>
                </text:list-item>
              </text:list>
            </text:list-item>
            <text:list-item>
              <text:p text:style-name="P67">Communication</text:p>
              <text:list>
                <text:list-item>
                  <text:p text:style-name="P72">In case of a level 1 severity incident, all users are notified without undue delay, and information commissioner’s office may be notified as well. <text:span text:style-name="T211">Our developer gets notified of all incidents </text:span><text:span text:style-name="T212">via email and/or the web interface</text:span>. <text:span text:style-name="T213">Users and information commissioner’s office are contacted</text:span> via email. </text:p>
                </text:list-item>
              </text:list>
            </text:list-item>
            <text:list-item>
              <text:p text:style-name="P67">Containment <text:span text:style-name="T214">and Resolution</text:span></text:p>
              <text:list>
                <text:list-item>
                  <text:p text:style-name="P73">Depending on the type of incident, containment might take the form of a <text:span text:style-name="T215">circuit</text:span> breaker <text:span text:style-name="T215">pattern, </text:span><text:span text:style-name="T216">temporarily shutting down the service, or </text:span><text:span text:style-name="T217">disabling access to the compromised part of the application.</text:span></text:p>
                </text:list-item>
              </text:list>
            </text:list-item>
            <text:list-item>
              <text:p text:style-name="P67">Post-Incident Revie<text:span text:style-name="T218">w</text:span><text:span text:style-name="T219">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4"/>
                </text:list-item>
              </text:list>
            </text:list-item>
          </text:list>
        </text:list-item>
        <text:list-item>
          <text:p text:style-name="P75"><text:span text:style-name="T220">Scenario-Specific Constraints</text:span></text:p>
          <text:list>
            <text:list-item>
              <text:p text:style-name="P76"><text:span text:style-name="T221">Volunteer Developer is Unavailable (e.g. They’re on the mountain)</text:span></text:p>
            </text:list-item>
          </text:list>
        </text:list-item>
      </text:list>
      <text:list text:style-name="L7">
        <text:list-item>
          <text:list>
            <text:list-item>
              <text:list>
                <text:list-item>
                  <text:p text:style-name="P77">In case that a critical incident occurs while the developer is unavailable, the <text:span text:style-name="T222">coordination</text:span> should fall back on predefined<text:span text:style-name="T223"> </text:span><text:span text:style-name="T224">procedures</text:span><text:span text:style-name="T223">. </text:span><text:span text:style-name="T225">In case that the system is </text:span><text:soft-page-break/><text:span text:style-name="T225">rendered inoperable, volunteers in deployment should </text:span><text:span text:style-name="T226">resort to coordinating their operations using radio communication, phone calls, and paper maps.</text:span></text:p>
                  <text:p text:style-name="P77"/>
                </text:list-item>
              </text:list>
            </text:list-item>
          </text:list>
        </text:list-item>
      </text:list>
      <text:list text:continue-list="list3482318340" text:style-name="L6">
        <text:list-item>
          <text:list>
            <text:list-item>
              <text:p text:style-name="P78">Hotfixes vs Planned Releases</text:p>
            </text:list-item>
          </text:list>
        </text:list-item>
      </text:list>
      <text:p text:style-name="P79"/>
      <text:p text:style-name="P80"/>
      <text:p text:style-name="P81"/>
      <text:p text:style-name="P81"/>
      <text:p text:style-name="P81"/>
      <text:p text:style-name="P82"/>
      <text:p text:style-name="P24"/>
      <text:p text:style-name="P24"/>
      <text:list text:style-name="WWNum5">
        <text:list-item text:start-value="1">
          <text:p text:style-name="P83">Currently hosted on a single VPS (Virtual Private Server) running Ubuntu, with a PostgreSQL database on the same machine. The VPS costs the charity approximately £25/month.</text:p>
        </text:list-item>
        <text:list-item>
          <text:p text:style-name="P83">The entire system is maintained by one volunteer developer in their spare time. There is no formal development process, CI/CD pipeline, or staging environment. Deployments happen by SSH-ing into the server and running git pull.</text:p>
        </text:list-item>
      </text:list>
      <text:p text:style-name="P84"/>
      <text:p text:style-name="P24"/>
      <text:p text:style-name="P85">References</text:p>
      <text:p text:style-name="P86"><text:span text:style-name="Strong_20_Emphasis"><text:span text:style-name="T227">GD</text:span></text:span><text:span text:style-name="Strong_20_Emphasis"><text:span text:style-name="T228">P</text:span></text:span><text:span text:style-name="Strong_20_Emphasis"><text:span text:style-name="T227">R</text:span></text:span><text:span text:style-name="T229"> (</text:span>2018<text:span text:style-name="T229">) </text:span><text:span text:style-name="Emphasis"><text:span text:style-name="T229">General Data Protection Regulation.</text:span></text:span><text:span text:style-name="T229"> Available at: </text:span><text:a xlink:type="simple" xlink:href="https://gdpr-info.eu/" text:style-name="Internet_20_link" text:visited-style-name="Visited_20_Internet_20_Link"><text:span text:style-name="T229">https://gdpr-info.eu/</text:span></text:a><text:span text:style-name="T229"> (</text:span><text:span text:style-name="T230">Accessed: </text:span><text:span text:style-name="T231">5 </text:span><text:span text:style-name="T230"><text:s/></text:span><text:span text:style-name="T231">May</text:span><text:span text:style-name="T230"> 2026</text:span><text:span text:style-name="T229">).</text:span></text:p>
      <text:p text:style-name="P87"><text:span text:style-name="Strong_20_Emphasis">Data Protection Act 2018</text:span> (2018) <text:span text:style-name="Emphasis">c.12.</text:span> London: The Stationery Office. <text:span text:style-name="T232">Available at: </text:span><text:a xlink:type="simple" xlink:href="https://www.legislation.gov.uk/ukpga/2018/12" text:style-name="Internet_20_link" text:visited-style-name="Visited_20_Internet_20_Link"><text:span text:style-name="T232">https://www.legislation.gov.uk/ukpga/2018/12</text:span></text:a><text:span text:style-name="T232"> </text:span><text:span text:style-name="T233">(Accessed: </text:span><text:span text:style-name="T234">5 May</text:span><text:span text:style-name="T233"> 2026).</text:span></text:p>
      <text:p text:style-name="P88"><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33">Accessed: </text:span><text:span text:style-name="T234">5</text:span><text:span text:style-name="T233"> </text:span><text:span text:style-name="T234">May</text:span><text:span text:style-name="T233"> 2026</text:span>).</text:p>
      <text:p text:style-name="P89">National Cyber Security Centre <text:span text:style-name="T235">(2021) </text:span><text:span text:style-name="T236">Top tips for staying secure online.</text:span><text:span text:style-name="T235"> Available at: </text:span><text:a xlink:type="simple" xlink:href="https://www.ncsc.gov.uk/collection/top-tips-for-staying-secure-online/always-back-up-your-most-important-data#section_3" text:style-name="Internet_20_link" text:visited-style-name="Visited_20_Internet_20_Link"><text:span text:style-name="T235">https://www.ncsc.gov.uk/collection/top-tips-for-staying-secure-online/always-back-up-your-most-important-data#section_3</text:span></text:a><text:span text:style-name="T235"> (Accessed 5 May 2026).</text:span></text:p>
      <text:p text:style-name="P90">National Cyber Security Centre <text:span text:style-name="T235">(2024) </text:span><text:span text:style-name="T236">Vulnerability management</text:span><text:span text:style-name="T235">. Available at: </text:span><text:a xlink:type="simple" xlink:href="https://www.ncsc.gov.uk/collection/vulnerability-management" text:style-name="Internet_20_link" text:visited-style-name="Visited_20_Internet_20_Link"><text:span text:style-name="T235">https://www.ncsc.gov.uk/collection/vulnerability-management</text:span></text:a><text:span text:style-name="T235"> </text:span><text:span text:style-name="T237">(Accessed: 6 May 2026).</text:span></text:p>
      <text:p text:style-name="P91"><text:span text:style-name="T238">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92">Rubber Duck Debugging <text:span text:style-name="T235">(n.d.) </text:span><text:span text:style-name="T236">Debugging Software with a Rubber Ducky. </text:span><text:span text:style-name="T239">Available at: </text:span><text:a xlink:type="simple" xlink:href="https://rubberduckdebugging.com/" text:style-name="Internet_20_link" text:visited-style-name="Visited_20_Internet_20_Link"><text:span text:style-name="T239">https://rubberduckdebugging.com/</text:span></text:a><text:span text:style-name="T239"> (Accessed: 5 May 2026)</text:span></text:p>
      <text:p text:style-name="P93"><text:span text:style-name="T240">Luka Netzler, Brian Lovell</text:span><text:span text:style-name="T241">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4">Christoph Bamberg, Julia Reinchenberger, Jens Blechert <text:span text:style-name="T235">(2025) </text:span><text:span text:style-name="T236">Stable cognitive performance while adapting to intermittent fasting: A randomised controlled trial</text:span><text:span text:style-name="T239">. Available at: </text:span><text:a xlink:type="simple" xlink:href="https://journals.sagepub.com/doi/10.1177/13591053251351204" text:style-name="Internet_20_link" text:visited-style-name="Visited_20_Internet_20_Link"><text:span text:style-name="T239">https://journals.sagepub.com/doi/10.1177/13591053251351204</text:span></text:a><text:span text:style-name="T239"> (Accessed: 5 May 2026).</text:span></text:p>
      <text:p text:style-name="P95"><text:soft-page-break/><text:span text:style-name="Strong_20_Emphasis">Information Commissioner’s Office (ICO)</text:span> (2024<text:span text:style-name="T242">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33">Accessed: </text:span><text:span text:style-name="T243">5 May </text:span><text:span text:style-name="T233">2026</text:span>).</text:p>
      <text:p text:style-name="P95"/>
      <text:p text:style-name="P96">Sam L<text:span text:style-name="T244">i</text:span> <text:span text:style-name="T235">(2024) </text:span><text:span text:style-name="T236">Ma</text:span><text:span text:style-name="T236">stering Third-Party Integrations: Strategies for Reliable, Secure, and Scalable API Management. </text:span><text:span text:style-name="T245">Available at: </text:span><text:a xlink:type="simple" xlink:href="https://wslisam.medium.com/mastering-third-party-integrations-strategies-for-reliable-secure-and-scalable-api-management-97ebfb83f7b8" text:style-name="Internet_20_link" text:visited-style-name="Visited_20_Internet_20_Link"><text:span text:style-name="T245">https://wslisam.medium.com/mastering-third-party-integrations-strategies-for-reliable-secure-and-scalable-api-management-97ebfb83f7b8</text:span></text:a><text:span text:style-name="T245"> (Accessed: 6 May 2026)</text:span></text:p>
      <text:p text:style-name="P97"/>
      <text:p text:style-name="P98">Chrissy Kidd <text:span text:style-name="T235">(2022) </text:span><text:span text:style-name="T236">Incident Severity Levels 1-5 Explained. </text:span><text:span text:style-name="T239">Available at: </text:span><text:a xlink:type="simple" xlink:href="https://www.splunk.com/en_us/blog/learn/incident-severity-levels.html" text:style-name="Internet_20_link" text:visited-style-name="Visited_20_Internet_20_Link"><text:span text:style-name="T239">https://www.splunk.com/en_us/blog/learn/incident-severity-levels.html</text:span></text:a><text:span text:style-name="T239"> (Accessed: 6 May 2026)</text:span></text:p>
      <text:p text:style-name="P99">Dominik H Pesta, Varman T Samuel <text:span text:style-name="T235">(2014) </text:span><text:span text:style-name="T236">A high-protein diet for reducing body fat: mechanisms and possible caveats.</text:span><text:span text:style-name="T235"> Available at: </text:span><text:a xlink:type="simple" xlink:href="https://link.springer.com/article/10.1186/1743-7075-11-53" text:style-name="Internet_20_link" text:visited-style-name="Visited_20_Internet_20_Link"><text:span text:style-name="T235">https://link.springer.com/article/10.1186/1743-7075-11-53</text:span></text:a><text:span text:style-name="T235"> (Accessed: 5 May 2026).</text:span></text:p>
      <text:p text:style-name="P100"/>
      <text:p text:style-name="P101">Craig A. Williamson, Jari J. Morganti, Hannah E. Smithson <text:span text:style-name="T235">(2023) </text:span><text:span text:style-name="T236">Bright-light distractions and visual performance</text:span><text:span text:style-name="T235">. Available at: </text:span><text:a xlink:type="simple" xlink:href="https://www.frontiersin.org/journals/psychology/articles/10.3389/fpsyg.2023.1088975/full" text:style-name="Internet_20_link" text:visited-style-name="Visited_20_Internet_20_Link"><text:span text:style-name="T235">https://www.frontiersin.org/journals/psychology/articles/10.3389/fpsyg.2023.1088975/full</text:span></text:a><text:span text:style-name="T235"> (Accessed: 5 May 2026).</text:span></text:p>
      <text:p text:style-name="P102"/>
      <text:p text:style-name="P103">Ning Ding, Daniel Wagner, Xiaomeng Chen, Abhinav Pathak, Y. Charlie Hu, Andrew Rice <text:span text:style-name="T235">(2013) </text:span><text:span text:style-name="T236">Characterizing and modeling the impact of wireless signal strength on smartphone battery drain. </text:span><text:span text:style-name="T239">Available at: </text:span><text:a xlink:type="simple" xlink:href="https://dl.acm.org/doi/10.1145/2494232.2466586" text:style-name="Internet_20_link" text:visited-style-name="Visited_20_Internet_20_Link"><text:span text:style-name="T239">https://dl.acm.org/doi/10.1145/2494232.2466586</text:span></text:a><text:span text:style-name="T239"> (Accessed: 5 May 2026)</text:span></text:p>
      <text:p text:style-name="P104"/>
      <text:p text:style-name="P105">The Postman Team <text:span text:style-name="T235">(2025) </text:span><text:span text:style-name="T236">What are HTTP status codes? Complete Guide for API Developers</text:span><text:span text:style-name="T235">. Available at: </text:span><text:a xlink:type="simple" xlink:href="https://blog.postman.com/what-are-http-status-codes/" text:style-name="Internet_20_link" text:visited-style-name="Visited_20_Internet_20_Link"><text:span text:style-name="T235">https://blog.postman.com/what-are-http-status-codes/</text:span></text:a><text:span text:style-name="T235"> (Accessed: 6 May 2026)</text:span></text:p>
      <text:p text:style-name="P106"/>
      <text:p text:style-name="P107">Ubuntu <text:span text:style-name="T235">(n.d.) </text:span><text:span text:style-name="T236">Vulnerability management tools in Ubuntu.</text:span><text:span text:style-name="T239"> Available at: </text:span><text:a xlink:type="simple" xlink:href="https://ubuntu.com/security/vulnerability-management" text:style-name="Internet_20_link" text:visited-style-name="Visited_20_Internet_20_Link"><text:span text:style-name="T239">https://ubuntu.com/security/vulnerability-management</text:span></text:a><text:span text:style-name="T239"> (Accessed: 6 May 2026)</text:span></text:p>
      <text:p text:style-name="P108"/>
      <text:p text:style-name="P109">Trevor Atkins <text:span text:style-name="T235">(2002) </text:span><text:span text:style-name="T236">Create a Lightweight Testing Framework. </text:span><text:span text:style-name="T235">Available at: </text:span><text:a xlink:type="simple" xlink:href="https://thinktesting.com/articles/a-lightweight-testing-framework/" text:style-name="Internet_20_link" text:visited-style-name="Visited_20_Internet_20_Link"><text:span text:style-name="T235">https://thinktesting.com/articles/a-lightweight-testing-framework/</text:span></text:a><text:span text:style-name="T235"> (Accessed: 6 May 2026)</text:span></text:p>
      <text:p text:style-name="P110"/>
      <text:p text:style-name="P111">CESG <text:span text:style-name="T235">(2014) </text:span><text:span text:style-name="T236">Implementing the cloud security principles. </text:span><text:span text:style-name="T235">Available at: </text:span><text:a xlink:type="simple" xlink:href="https://www.gov.uk/government/publications/implementing-the-cloud-security-principles/implementing-the-cloud-security-principles" text:style-name="Internet_20_link" text:visited-style-name="Visited_20_Internet_20_Link"><text:span text:style-name="T235">https://www.gov.uk/government/publications/implementing-the-cloud-security-principles/implementing-the-cloud-security-principles</text:span></text:a><text:span text:style-name="T235"> (Accessed: 6 May 2026)</text:span></text:p>
      <text:p text:style-name="P112"/>
      <text:p text:style-name="P112"/>
      <text:p text:style-name="P113"><text:span text:style-name="T238">Dirk Merkel</text:span> (<text:span text:style-name="T246">2014</text:span>) <text:span text:style-name="T3">Docker: Lightweight Linux Containers for Consistent Development and</text:span></text:p>
      <text:p text:style-name="P114">Deployment. <text:span text:style-name="T241">Available at: </text:span><text:a xlink:type="simple" xlink:href="https://www.seltzer.com/margo/teaching/CS508.19/papers/merkel14.pdf" text:style-name="Internet_20_link" text:visited-style-name="Visited_20_Internet_20_Link"><text:span text:style-name="T241">https://www.seltzer.com/margo/teaching/CS508.19/papers/merkel14.pdf</text:span></text:a><text:span text:style-name="T241"> (Accessed: 6 May 2026)</text:span></text:p>
      <text:p text:style-name="P113"/>
      <text:p text:style-name="P115">Orca <text:span text:style-name="T235">(n.d.) </text:span><text:span text:style-name="T236">Patch Management. </text:span><text:span text:style-name="T235">Available at: </text:span><text:a xlink:type="simple" xlink:href="https://orca.security/glossary/patch-management/" text:style-name="Internet_20_link" text:visited-style-name="Visited_20_Internet_20_Link"><text:span text:style-name="T235">https://orca.security/glossary/patch-management/</text:span></text:a><text:span text:style-name="T235"> (Accessed: 6 May 2026)</text:span></text:p>
      <text:p text:style-name="P116"/>
      <text:p text:style-name="P117">Mak Ulac <text:span text:style-name="T235">(2026)</text:span><text:span text:style-name="T236"> </text:span><text:span text:style-name="T247">Top Linux Vulnerability Scanners in 2026: A Guide to Open-Source Security Tools</text:span><text:span text:style-name="T235">. Available at: </text:span><text:a xlink:type="simple" xlink:href="https://linuxsecurity.com/features/top-6-vulnerability-scanning-tools" text:style-name="Internet_20_link" text:visited-style-name="Visited_20_Internet_20_Link"><text:span text:style-name="T235">https://linuxsecurity.com/features/top-6-vulnerability-scanning-tools</text:span></text:a><text:span text:style-name="T235"> (Accessed: 6 May 2026)</text:span></text:p>
      <text:p text:style-name="P118"/>
      <text:p text:style-name="P119">Greenbone <text:span text:style-name="T235">(n.d.) </text:span><text:span text:style-name="T236">OPENVAS by Greenbone. </text:span><text:span text:style-name="T248">Available at: </text:span><text:a xlink:type="simple" xlink:href="https://www.openvas.org/" text:style-name="Internet_20_link" text:visited-style-name="Visited_20_Internet_20_Link"><text:span text:style-name="T248">https://www.openvas.org/</text:span></text:a><text:span text:style-name="T248"> (Accessed: 6 May 2026).</text:span></text:p>
      <text:p text:style-name="P120"/>
      <text:p text:style-name="P120"/>
      <text:p text:style-name="P120">https://www.ncsc.gov.uk/collection/vulnerability-management/guidance/policy-update-by-defaul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9:28:41.509157795</dc:date>
    <meta:editing-duration>PT19H37M31S</meta:editing-duration>
    <meta:editing-cycles>542</meta:editing-cycles>
    <meta:document-statistic meta:table-count="0" meta:image-count="0" meta:object-count="0" meta:page-count="8" meta:paragraph-count="109" meta:word-count="2801" meta:character-count="19764" meta:non-whitespace-character-count="17080"/>
  </office:meta>
</office:document-meta>
</file>